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robabilisticShared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xK</text:p>
          </table:table-cell>
          <table:table-cell table:style-name="ce1" office:value-type="string" calcext:value-type="string">
            <text:p>Random-x-monotone-55-1337</text:p>
          </table:table-cell>
          <table:table-cell office:value-type="string" calcext:value-type="string">
            <text:p>von_koch-random-55-2</text:p>
          </table:table-cell>
          <table:table-cell office:value-type="string" calcext:value-type="string">
            <text:p>von_koch-random-55-3</text:p>
          </table:table-cell>
          <table:table-cell table:style-name="ce1" office:value-type="string" calcext:value-type="string">
            <text:p>von_koch-random-55-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156447704" calcext:value-type="float">
            <text:p>900156447704</text:p>
          </table:table-cell>
          <table:table-cell office:value-type="float" office:value="900138747364" calcext:value-type="float">
            <text:p>900138747364</text:p>
          </table:table-cell>
          <table:table-cell office:value-type="float" office:value="900105279912" calcext:value-type="float">
            <text:p>900105279912</text:p>
          </table:table-cell>
          <table:table-cell office:value-type="float" office:value="848084600001" calcext:value-type="float">
            <text:p>848084600001</text:p>
          </table:table-cell>
          <table:table-cell office:value-type="float" office:value="900115428417" calcext:value-type="float">
            <text:p>9001154284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0095894196" calcext:value-type="float">
            <text:p>900095894196</text:p>
          </table:table-cell>
          <table:table-cell office:value-type="float" office:value="900124864287" calcext:value-type="float">
            <text:p>900124864287</text:p>
          </table:table-cell>
          <table:table-cell office:value-type="float" office:value="900109428843" calcext:value-type="float">
            <text:p>900109428843</text:p>
          </table:table-cell>
          <table:table-cell office:value-type="float" office:value="900110012591" calcext:value-type="float">
            <text:p>900110012591</text:p>
          </table:table-cell>
          <table:table-cell office:value-type="float" office:value="900110080927" calcext:value-type="float">
            <text:p>90011008092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0109767193" calcext:value-type="float">
            <text:p>900109767193</text:p>
          </table:table-cell>
          <table:table-cell office:value-type="float" office:value="900128176407" calcext:value-type="float">
            <text:p>900128176407</text:p>
          </table:table-cell>
          <table:table-cell office:value-type="float" office:value="900110702790" calcext:value-type="float">
            <text:p>900110702790</text:p>
          </table:table-cell>
          <table:table-cell office:value-type="float" office:value="900107605978" calcext:value-type="float">
            <text:p>900107605978</text:p>
          </table:table-cell>
          <table:table-cell office:value-type="float" office:value="900121075590" calcext:value-type="float">
            <text:p>90012107559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0100844762" calcext:value-type="float">
            <text:p>900100844762</text:p>
          </table:table-cell>
          <table:table-cell office:value-type="float" office:value="900133645600" calcext:value-type="float">
            <text:p>900133645600</text:p>
          </table:table-cell>
          <table:table-cell office:value-type="float" office:value="897778297438" calcext:value-type="float">
            <text:p>897778297438</text:p>
          </table:table-cell>
          <table:table-cell office:value-type="float" office:value="772762957854" calcext:value-type="float">
            <text:p>772762957854</text:p>
          </table:table-cell>
          <table:table-cell office:value-type="float" office:value="900112016477" calcext:value-type="float">
            <text:p>90011201647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2802372980" calcext:value-type="float">
            <text:p>582802372980</text:p>
          </table:table-cell>
          <table:table-cell office:value-type="float" office:value="900697328314" calcext:value-type="float">
            <text:p>900697328314</text:p>
          </table:table-cell>
          <table:table-cell office:value-type="float" office:value="376025926545" calcext:value-type="float">
            <text:p>376025926545</text:p>
          </table:table-cell>
          <table:table-cell office:value-type="float" office:value="491872193191" calcext:value-type="float">
            <text:p>491872193191</text:p>
          </table:table-cell>
          <table:table-cell office:value-type="float" office:value="900112718418" calcext:value-type="float">
            <text:p>90011271841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3187330669" calcext:value-type="float">
            <text:p>343187330669</text:p>
          </table:table-cell>
          <table:table-cell office:value-type="float" office:value="900129898104" calcext:value-type="float">
            <text:p>900129898104</text:p>
          </table:table-cell>
          <table:table-cell office:value-type="float" office:value="161753511928" calcext:value-type="float">
            <text:p>161753511928</text:p>
          </table:table-cell>
          <table:table-cell office:value-type="float" office:value="300019870113" calcext:value-type="float">
            <text:p>300019870113</text:p>
          </table:table-cell>
          <table:table-cell office:value-type="float" office:value="564255069650" calcext:value-type="float">
            <text:p>56425506965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ProbabilisticShared (copy)'.A3:'ProbabilisticShared (copy)'.AMJ152" table:contains-header="false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5:40:54.497784353</dc:date>
    <meta:editing-duration>PT4M42S</meta:editing-duration>
    <meta:editing-cycles>1</meta:editing-cycles>
    <meta:generator>LibreOffice/5.1.6.2$Linux_X86_64 LibreOffice_project/10m0$Build-2</meta:generator>
    <meta:document-statistic meta:table-count="1" meta:cell-count="41" meta:object-count="0"/>
  </office:meta>
</office:document-meta>
</file>